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6521517635721986959"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2706707645578822805"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6538920612882098704"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3717007644365845855"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2547152421671374066" text:style-name="L5">
        <text:list-item>
          <text:list>
            <text:list-header>
              <text:p text:style-name="P73">0.75 mile splits: 9:06, 9:24, 8:13</text:p>
              <text:p text:style-name="P73">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4501668306588080676" text:style-name="L6">
        <text:list-item>
          <text:list>
            <text:list-header>
              <text:p text:style-name="P74"><text:span text:style-name="T1">Warm up:</text:span> 0.2 mile jog and rest 2 minutes</text:p>
              <text:p text:style-name="P74"><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18"><text:soft-page-break/>Sat July 18, 2020 <text:span text:style-name="T1">4 miles</text:span> <text:s/></text:p>
      <text:p text:style-name="P18"><text:span text:style-name="T1">Run:</text:span> 4 miles on hilly roads averaging 10:15/mile, Splits: 11:38, 9:57, 9:49, 9:33 </text:p>
      <text:p text:style-name="P18">Total of ascents along the way: 267 feet</text:p>
      <text:p text:style-name="P18"/>
      <text:p text:style-name="P18">Sun July 19, 2020 <text:span text:style-name="T1">7.9 miles</text:span> <text:s/></text:p>
      <text:p text:style-name="P18">I ran on a relatively flat 1.8 mile loop that I have not run on in a long time. It consists of Devore Rd, Springs Rd, Alden St and Oakgrove Ave.</text:p>
      <text:p text:style-name="P18"><text:span text:style-name="T1">Run:</text:span> <text:s/>4 x 1.8 miles with a 5 minute rest between each run. </text:p>
      <text:p text:style-name="P18">1<text:span text:style-name="T5">st</text:span> <text:s/>loop, Time 18:47, 10:26/mile</text:p>
      <text:p text:style-name="P18">2<text:span text:style-name="T5">nd</text:span> loop, Time 16:01, <text:s text:c="2"/>8:54/mile <text:s/></text:p>
      <text:p text:style-name="P18">3<text:span text:style-name="T5">rd</text:span> loop, Time <text:s/>15:44, <text:s/>8:44/mile</text:p>
      <text:p text:style-name="P18">4<text:span text:style-name="T5">th</text:span> loop, Time <text:s/>15:07, <text:s/>8:24/mile</text:p>
      <text:p text:style-name="P18">Ave Time for last 3 loops, <text:s/>15:37, 8:41/mile</text:p>
      <text:p text:style-name="P18"><text:span text:style-name="T1">Warm down:</text:span> <text:s/>rest 5 minutes and 0.5 mile jog</text:p>
      <text:p text:style-name="P18"/>
      <text:p text:style-name="P18">Mon July 20, 2020 <text:span text:style-name="T1">4.5 miles</text:span> <text:s/></text:p>
      <text:p text:style-name="P18"><text:span text:style-name="T1">Warm up:</text:span> 0.25 miles to the cemetery loop</text:p>
      <text:p text:style-name="P18"><text:span text:style-name="T1">Run:</text:span> 4 miles on the loop averaging 10:33/mile, Sum of ascents: 280 feet</text:p>
      <text:p text:style-name="P18"><text:span text:style-name="T1">Splits:</text:span> <text:s/>11:20, 10:30, 10:14, 10:10</text:p>
      <text:p text:style-name="P18"><text:span text:style-name="T1">Warm down:</text:span> 0.25 miles home</text:p>
      <text:p text:style-name="P18"/>
      <text:p text:style-name="P18">Tues July 21, 2020 <text:span text:style-name="T1">4.5 miles</text:span> <text:s text:c="2"/>Same workout as yesterday.</text:p>
      <text:p text:style-name="P18"><text:span text:style-name="T1">Warm up:</text:span> 0.25 miles to the cemetery loop</text:p>
      <text:p text:style-name="P18"><text:span text:style-name="T1">Run:</text:span> 4 miles on the loop averaging 10:22/mile, Sum of ascents: 280 feet</text:p>
      <text:p text:style-name="P18"><text:span text:style-name="T1">Splits:</text:span> <text:s/>10:29, 10:35, 10:21, 10:01</text:p>
      <text:p text:style-name="P18"><text:span text:style-name="T1">Warm down:</text:span> 0.25 miles home</text:p>
      <text:p text:style-name="P18"/>
      <text:p text:style-name="P18">Wed July 22, 2020 <text:span text:style-name="T1">4.5 miles</text:span> <text:s text:c="2"/>Same workout as yesterday.</text:p>
      <text:p text:style-name="P18"><text:span text:style-name="T1">Warm up:</text:span> 0.25 miles to the cemetery loop</text:p>
      <text:p text:style-name="P18"><text:span text:style-name="T1">Run:</text:span> 4 miles on the loop averaging 9:15/mile, Sum of ascents: 280 feet</text:p>
      <text:p text:style-name="P18"><text:span text:style-name="T1">Splits:</text:span> <text:s/>9:40, 9:24, 9:18, 8:39</text:p>
      <text:p text:style-name="P18"><text:span text:style-name="T1">Warm down:</text:span> 0.25 miles home</text:p>
      <text:p text:style-name="P18">I felt pretty much recovered from Sunday's workout.</text:p>
      <text:p text:style-name="P18">_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text:soft-page-break/>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22T08:33:07.40</dc:date>
    <dc:creator>James Lombardi</dc:creator>
    <meta:editing-duration>P5DT13H49M24S</meta:editing-duration>
    <meta:editing-cycles>490</meta:editing-cycles>
    <meta:generator>OpenOffice/4.1.2$Win32 OpenOffice.org_project/412m3$Build-9782</meta:generator>
    <meta:document-statistic meta:table-count="0" meta:image-count="0" meta:object-count="0" meta:page-count="62" meta:paragraph-count="1697" meta:word-count="18723" meta:character-count="93613"/>
  </office:meta>
</office:document-meta>
</file>